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OnlyAvoidMemoryConsumptionTest.using_stub_only_wont_thrown_an_OutOfMemory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OnlyAvoidMemoryConsumptionTest.without_stub_only_mocks_will_store_invocations_leading_to_an_OutOfMemory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